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7ed2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5cm" fo:min-width="0.298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ellipse draw:style-name="gr1" draw:text-style-name="P1" draw:layer="layout" svg:width="0.994cm" svg:height="1.001cm" draw:transform="rotate (1.5707963267949) translate (8.719cm 16.54cm)" draw:kind="section" draw:start-angle="269.79" draw:end-angle="90.18">
            <text:p/>
          </draw:ellipse>
          <draw:circle draw:style-name="gr2" draw:text-style-name="P2" draw:layer="layout" svg:width="1.001cm" svg:height="1.001cm" draw:transform="rotate (1.5707963267949) translate (8.719cm 16.545cm)" draw:kind="arc" draw:start-angle="269.87" draw:end-angle="89.12">
            <text:p/>
          </draw:circle>
          <draw:line draw:style-name="gr3" draw:text-style-name="P2" draw:layer="layout" svg:x1="8.719cm" svg:y1="16.547cm" svg:x2="8.719cm" svg:y2="16.048cm">
            <text:p/>
          </draw:line>
          <draw:line draw:style-name="gr3" draw:text-style-name="P2" draw:layer="layout" svg:x1="9.719cm" svg:y1="16.547cm" svg:x2="9.719cm" svg:y2="16.048cm">
            <text:p/>
          </draw:line>
          <draw:line draw:style-name="gr4" draw:text-style-name="P2" draw:layer="layout" svg:x1="9.719cm" svg:y1="16.247cm" svg:x2="8.719cm" svg:y2="16.247cm">
            <text:p/>
          </draw:line>
          <draw:frame draw:style-name="gr5" draw:text-style-name="P4" draw:layer="layout" svg:width="1.289cm" svg:height="0.624cm" svg:x="8.576cm" svg:y="16.297cm">
            <draw:text-box>
              <text:p text:style-name="P3"><text:span text:style-name="T1">4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6:59.837547674</dc:date>
    <meta:editing-duration>PT15M59S</meta:editing-duration>
    <meta:editing-cycles>14</meta:editing-cycles>
    <meta:generator>LibreOffice/5.2.7.2$Linux_X86_64 LibreOffice_project/20m0$Build-2</meta:generator>
    <meta:document-statistic meta:object-count="7"/>
  </office:meta>
</office:document-meta>
</file>